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justify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P6" style:parent-style-name="Normal" style:family="paragraph">
      <style:paragraph-properties fo:text-align="justify"/>
    </style:style>
    <style:style style:name="T7" style:parent-style-name="Fuentedepárrafopredeter." style:family="text">
      <style:text-properties fo:font-weight="bold" style:font-weight-asian="bold" style:font-weight-complex="bold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name="P9" style:parent-style-name="Normal" style:family="paragraph">
      <style:paragraph-properties fo:text-align="justify"/>
    </style:style>
    <style:style style:name="P10" style:parent-style-name="Normal" style:family="paragraph">
      <style:paragraph-properties fo:text-align="justify"/>
    </style:style>
  </office:automatic-styles>
  <office:body>
    <office:text text:use-soft-page-breaks="true">
      <text:p text:style-name="P1">Resumen Actividad 3</text:p>
      <text:p text:style-name="P2">En esta unidad aprendemos sobre<text:s/><text:span text:style-name="T3">control de versiones</text:span>, que nos permite registrar los cambios en los archivos y recuperar versiones anteriores si es necesario. Luego, conocemos<text:s/><text:span text:style-name="T4">GIT</text:span>, una herramienta fundamental para gestionar proyectos de programación, y<text:s/><text:span text:style-name="T5">GitHub</text:span>, una plataforma en la que podemos almacenar y compartir nuestro código con otras personas.</text:p>
      <text:p text:style-name="P6">También vemos<text:s/><text:span text:style-name="T7">instrucciones básicas de GIT</text:span>, como guardar cambios,<text:s/>actualizar. Finalmente, con los<text:s/><text:span text:style-name="T8">ejemplos de uso de GitHub</text:span>, entendemos cómo aplicar todo esto en proyectos reales.</text:p>
      <text:p text:style-name="P9">Para mí, lo más importante fue aprender GIT y GitHub, ya que son herramientas esenciales para cualquier programador. Sin embargo, tuve<text:s/>muchas<text:s/>dificultades con GIT, especialmente al entender ciertos comandos<text:s/>con práctica y ejemplos, fui comprendiendo<text:s/>no todo pero si de a poco<text:s/><text:s/>su funcionamiento.<text:s/></text:p>
      <text:p text:style-name="P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text-properties style:font-name="Times New Roman" style:font-name-complex="Times New Roma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2323907 - ELMER LEONEL DE LA CRUZ FUENTES</meta:initial-creator>
    <dc:creator>2323907 - ELMER LEONEL DE LA CRUZ FUENTES</dc:creator>
    <meta:creation-date>2025-02-18T05:00:00Z</meta:creation-date>
    <dc:date>2025-02-18T05:02:00Z</dc:date>
    <meta:template xlink:href="Normal" xlink:type="simple"/>
    <meta:editing-cycles>1</meta:editing-cycles>
    <meta:editing-duration>PT120S</meta:editing-duration>
    <meta:document-statistic meta:page-count="1" meta:paragraph-count="1" meta:word-count="130" meta:character-count="847" meta:row-count="5" meta:non-whitespace-character-count="718"/>
  </office:meta>
</office:document-meta>
</file>